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CANTIDAD</text:p>
          </table:table-cell>
          <table:table-cell table:number-columns-repeated="2"/>
          <table:table-cell office:value-type="string" calcext:value-type="string">
            <text:p>PRESUPUESTADAS</text:p>
          </table:table-cell>
          <table:table-cell office:value-type="string" calcext:value-type="string">
            <text:p>TOTALES</text:p>
          </table:table-cell>
          <table:table-cell table:number-columns-repeated="2"/>
          <table:table-cell office:value-type="string" calcext:value-type="string">
            <text:p>PRECIO POR HORA</text:p>
          </table:table-cell>
        </table:table-row>
        <table:table-row table:style-name="ro2">
          <table:table-cell office:value-type="string" calcext:value-type="string">
            <text:p>19/6/201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SUM([.B2:.B70])" office:value-type="float" office:value="67.5" calcext:value-type="float">
            <text:p>67.5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H2]/[.F2]" office:value-type="float" office:value="96.2962962962963" calcext:value-type="float">
            <text:p>96.2962962963</text:p>
          </table:table-cell>
        </table:table-row>
        <table:table-row table:style-name="ro2">
          <table:table-cell office:value-type="string" calcext:value-type="string">
            <text:p>23/6/2014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6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6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7/6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 calcext:value-type="date">
            <text:p>02/07/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 calcext:value-type="date">
            <text:p>04/07/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 calcext:value-type="date">
            <text:p>08/07/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 calcext:value-type="date">
            <text:p>10/07/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/7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/7/20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/7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7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/7/2014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8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8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6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7/8/2014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8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8:49:25.626567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8-28T18:49:34.584531895</dc:date>
    <meta:editing-duration>PT32M51S</meta:editing-duration>
    <meta:editing-cycles>70</meta:editing-cycles>
    <meta:generator>LibreOffice/4.2.4.2$Linux_X86_64 LibreOffice_project/420m0$Build-2</meta:generator>
    <meta:document-statistic meta:table-count="3" meta:cell-count="53" meta:object-count="0"/>
  </office:meta>
</office:document-meta>
</file>